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269e3" officeooo:paragraph-rsid="001269e3"/>
    </style:style>
    <style:style style:name="P2" style:family="paragraph" style:parent-style-name="Text_20_body">
      <style:text-properties officeooo:paragraph-rsid="00106882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2pt" officeooo:rsid="0011bfc8" officeooo:paragraph-rsid="000eac9c" style:font-size-asian="12pt" style:font-name-complex="Calibri" style:font-size-complex="12pt"/>
    </style:style>
    <style:style style:name="P4" style:family="paragraph" style:parent-style-name="Text_20_body">
      <style:text-properties officeooo:rsid="000eac9c" officeooo:paragraph-rsid="000eac9c"/>
    </style:style>
    <style:style style:name="P5" style:family="paragraph" style:parent-style-name="Text_20_body">
      <style:text-properties officeooo:rsid="000eac9c" officeooo:paragraph-rsid="00106882"/>
    </style:style>
    <style:style style:name="P6" style:family="paragraph" style:parent-style-name="Text_20_body">
      <style:text-properties officeooo:rsid="00106882" officeooo:paragraph-rsid="00106882"/>
    </style:style>
    <style:style style:name="P7" style:family="paragraph" style:parent-style-name="Text_20_body">
      <style:text-properties officeooo:rsid="001087dd" officeooo:paragraph-rsid="001087dd"/>
    </style:style>
    <style:style style:name="P8" style:family="paragraph" style:parent-style-name="Text_20_body">
      <style:text-properties officeooo:rsid="0014376b" officeooo:paragraph-rsid="0014376b"/>
    </style:style>
    <style:style style:name="P9" style:family="paragraph" style:parent-style-name="Heading_20_1">
      <style:text-properties officeooo:rsid="001269e3" officeooo:paragraph-rsid="001269e3"/>
    </style:style>
    <style:style style:name="P10" style:family="paragraph" style:parent-style-name="Heading_20_2">
      <style:text-properties officeooo:paragraph-rsid="001087dd"/>
    </style:style>
    <style:style style:name="P11" style:family="paragraph" style:parent-style-name="Heading_20_2">
      <style:text-properties officeooo:paragraph-rsid="00106882"/>
    </style:style>
    <style:style style:name="P12" style:family="paragraph" style:parent-style-name="Text_20_body">
      <style:text-properties officeooo:rsid="000eac9c" officeooo:paragraph-rsid="00106882"/>
    </style:style>
    <style:style style:name="P13" style:family="paragraph" style:parent-style-name="Text_20_body">
      <style:text-properties officeooo:rsid="001087dd" officeooo:paragraph-rsid="001087dd"/>
    </style:style>
    <style:style style:name="P14" style:family="paragraph" style:parent-style-name="Text_20_body">
      <style:text-properties officeooo:rsid="00165d9c" officeooo:paragraph-rsid="00165d9c"/>
    </style:style>
    <style:style style:name="T1" style:family="text">
      <style:text-properties officeooo:rsid="000eac9c"/>
    </style:style>
    <style:style style:name="T2" style:family="text">
      <style:text-properties officeooo:rsid="00106882"/>
    </style:style>
    <style:style style:name="T3" style:family="text">
      <style:text-properties officeooo:rsid="001269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otel Godot</text:h>
      <text:p text:style-name="Text_20_body"/>
      <text:p text:style-name="Text_20_body">Un videojuego de administración de hoteles, creado con el motor grafico Godot, de código abierto y licencia MIT.</text:p>
      <text:p text:style-name="Text_20_body"/>
      <text:p text:style-name="Text_20_body">Elementos básicos del juego</text:p>
      <text:p text:style-name="P3"/>
      <text:h text:style-name="Heading_20_1" text:outline-level="1">El hotel</text:h>
      <text:p text:style-name="P2"><text:span text:style-name="T1">E</text:span>s el escenario principal del juego, <text:span text:style-name="T1">el hotel tiene “niveles </text:span><text:span text:style-name="T3">de fama</text:span><text:span text:style-name="T1">” que desbloquean nuevas mejoras para este y para las habitaciones, </text:span><text:span text:style-name="T3">ademas cuanto mas alto sea el nivel de fama mas dinero estarán dispuestos a pagar los huéspedes.</text:span></text:p>
      <text:p text:style-name="P5">Las mejoras permiten aumentar el numero de habitaciones disponibles, desbloquear habitaciones nuevas (cocina, sala de bailes, etc.) o mejorar su aspecto exterior.</text:p>
      <text:p text:style-name="P6">Se puede mejorar para añadir un interfono y gestionar el hotel desde cualquier planta.</text:p>
      <text:h text:style-name="Heading_20_2" text:outline-level="2">Habitaciones</text:h>
      <text:p text:style-name="Text_20_body">El numero de habitaciones <text:span text:style-name="T1">se aumenta como mejora al hotel</text:span>.</text:p>
      <text:p text:style-name="Text_20_body">Las habitaciones pueden ser mejoradas individualmente, a mejor sea la habitación mas tendrán que pagar los huéspedes para alojarse en ella. Mejorar una habitación lleva tiempo y mientras tanto esta no puede ser reservada o utilizada.</text:p>
      <text:h text:style-name="P10" text:outline-level="2">Caldera</text:h>
      <text:p text:style-name="P7">Necesaria para que los huéspedes no pasen frio en invierno.</text:p>
      <text:p text:style-name="P7">Puede romperse, se necesita tiempo (y opcionalmente personal) para repararla.</text:p>
      <text:h text:style-name="Heading_20_2" text:outline-level="2">Sala de descanso para trabajadores del hotel</text:h>
      <text:p text:style-name="P7">Permite que los trabajadores descansen mejor y estén de buen humor.</text:p>
      <text:p text:style-name="P7">Puede mejorarse para que mejore mas el humor de los trabajadores.</text:p>
      <text:h text:style-name="Heading_20_2" text:outline-level="2">Cocina</text:h>
      <text:p text:style-name="P4">Se desbloquea subiendo el nivel del hotel.</text:p>
      <text:p text:style-name="P4">El tamaño <text:span text:style-name="T2">va ligado al del comedor</text:span>, a mas tamaño mas chefs pueden contratarse.</text:p>
      <text:p text:style-name="P4">Puede mejorarse para que la comida sea de mejor calidad.</text:p>
      <text:h text:style-name="Heading_20_2" text:outline-level="2"><text:soft-page-break/>Comedor</text:h>
      <text:p text:style-name="P5">Se desbloquea a la vez que la cocina.</text:p>
      <text:p text:style-name="P5"><text:span text:style-name="T2">S</text:span>u tamaño <text:span text:style-name="T2">va ligado al de la cocina, cuanto mas grande mas huéspedes pueden usarlo.</text:span></text:p>
      <text:p text:style-name="P6">Se puede mejorar para hacerlo mas lujoso y eventualmente añadir una zona VIP.</text:p>
      <text:h text:style-name="P11" text:outline-level="2">Recepción</text:h>
      <text:p text:style-name="P5">El tamaño depende del nivel del hotel, en ciertos puntos se aumenta la cantidad de recepcionistas disponibles.</text:p>
      <text:p text:style-name="P5">Se mejora para hacerla mas lujosa.</text:p>
      <text:h text:style-name="Heading_20_2" text:outline-level="2">Bar</text:h>
      <text:p text:style-name="P6">Se desbloquea al subir la recepción a cierto nivel.</text:p>
      <text:p text:style-name="P6">Se puede mejorar para aumentar la cantidad de bebidas de las que dispone.</text:p>
      <text:h text:style-name="Heading_20_2" text:outline-level="2">Lavandería</text:h>
      <text:p text:style-name="P6">Se puede ampliar para lavar las sabanas mas rápido.</text:p>
      <text:p text:style-name="P6">Se puede mejorar para ofrecer servicios de lavandería a los clientes ademas de lavar las sabanas del hotel.</text:p>
      <text:p text:style-name="P6">Las maquinas pueden fallar, requiriendo tiempo (y opcionalmente personal) para ser reparadas, pueden mejorarse para que fallen menos a menudo, también se puede sobre dimensionar para que si una maquina falla el efecto sea mínimo.</text:p>
      <text:h text:style-name="Heading_20_2" text:outline-level="2">Spa</text:h>
      <text:p text:style-name="P6">Se desbloquea con cierto nivel del hotel.</text:p>
      <text:p text:style-name="P6">Se puede mejorar para que sea mas lujoso.</text:p>
      <text:p text:style-name="P6">Se puede ampliar para que mas huéspedes puedan usarlo.</text:p>
      <text:h text:style-name="Heading_20_2" text:outline-level="2">Gimnasio</text:h>
      <text:p text:style-name="P7">Se desbloquea con cierto nivel del hotel.</text:p>
      <text:p text:style-name="P7">Se puede mejorar comprando mas maquinas.</text:p>
      <text:p text:style-name="P7">Se puede ampliar para que mas huéspedes puedan usarlo.</text:p>
      <text:h text:style-name="Heading_20_2" text:outline-level="2">Sala de bailes</text:h>
      <text:p text:style-name="P7">Se desbloquea con cierto nivel del hotel.</text:p>
      <text:p text:style-name="P7">Permite organizar y hospedar fiestas en el hotel.</text:p>
      <text:h text:style-name="Heading_20_2" text:outline-level="2"><text:soft-page-break/>Casino</text:h>
      <text:p text:style-name="P14">Se desbloquea con cierto nivel del hotel.</text:p>
      <text:p text:style-name="P14">Tiene varias mejoras que añaden nuevas formas en la que los huéspedes pueden perder su dinero.</text:p>
      <text:h text:style-name="P9" text:outline-level="1">Trabajadores</text:h>
      <text:p text:style-name="P1">Los trabajadores hacen tareas que de otra manera tendría que hacer el jugador, al principio de la partida el jugador tiene que hacer todo, atender a los huéspedes, limpiar las habitaciones, encargarse de la recepción, etc. Según la partida avanza los trabajadores del hotel se encargaran de todas las tareas básicas.</text:p>
      <text:p text:style-name="P1">Los trabajadores tienen estadísticas que dictan como de buenos serán en diferentes tareas, estas habilidades mejoraran poco a poco a medida que consigan experiencia, si el jugador les enseña a hacer ciertas tareas o si se les manda a cursillos de entrenamiento. </text:p>
      <text:p text:style-name="P1">Los trabajadores tienen un salario que irá aumentando a medida que mejoren sus habilidades, por lo general es mas caro contratar a un trabajador experimentado que entrenar a tus propios trabajadores.</text:p>
      <text:p text:style-name="P1">Algunas tareas solo pueden ser realizadas por el jugador.</text:p>
      <text:h text:style-name="Heading_20_1" text:outline-level="1">Huéspedes</text:h>
      <text:p text:style-name="P1">Los huéspedes vendrán al hotel buscando una habitación con ciertas características, el tipo de huéspedes que el hotel reciba dependerá sobretodo del nivel de fama del hotel, a mayor nivel de fama tenga el hotel mas estarán dispuestos a pagar y mas esperaran del hotel, mas servicios y mejores.</text:p>
      <text:p text:style-name="P8">Si el hotel solo tiene habitaciones de lujo, pero su fama no es suficientemente alta no habrá muchos huéspedes dispuestos a quedarse en las habitaciones.</text:p>
      <text:p text:style-name="P8">Si el hotel se estanca y gana fama sin mejorar sus habitaciones y servicios, los clientes mas adinerados quedarán decepcionados y no volverán en un tiempo.</text:p>
      <text:h text:style-name="Heading_20_1" text:outline-level="1">Bucle jugable</text:h>
      <text:p text:style-name="P8">El jugador debe gestionar el hotel y hacerlo crecer, siendo al inicio de la partida la uncia persona a cargo del mismo y encargándose solo de los huéspedes mas importantes al final de la partida.</text:p>
      <text:p text:style-name="P8">La mayoría de los trabajos se realizarán mediante minijuego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5:14:55.213485017</meta:creation-date>
    <dc:date>2024-03-13T11:47:07.527599969</dc:date>
    <meta:editing-duration>PT20M56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3" meta:paragraph-count="60" meta:word-count="748" meta:character-count="4575" meta:non-whitespace-character-count="3886"/>
  </office:meta>
</office:document-meta>
</file>